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ilureTimes_5" table:style-name="ta1">
        <table:shapes>
          <draw:frame draw:z-index="0" draw:style-name="gr1" draw:text-style-name="P1" svg:width="159.87mm" svg:height="90.05mm" svg:x="110.61mm" svg:y="288.73mm">
            <draw:object draw:notify-on-update-of-ranges="FailureTimes_5.B2:FailureTimes_5.B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4864156607387" calcext:value-type="float">
            <text:p>37,48641566073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.8963881175393" calcext:value-type="float">
            <text:p>69,89638811753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.6360449716449" calcext:value-type="float">
            <text:p>98,6360449716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2.74677874416" calcext:value-type="float">
            <text:p>122,746778744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8.201818138512" calcext:value-type="float">
            <text:p>208,2018181385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3.642637708386" calcext:value-type="float">
            <text:p>233,6426377083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5.689668932576" calcext:value-type="float">
            <text:p>305,689668932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2.998943021521" calcext:value-type="float">
            <text:p>372,998943021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9.328165892831" calcext:value-type="float">
            <text:p>419,3281658928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.395679804043" calcext:value-type="float">
            <text:p>450,3956798040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0.862881932667" calcext:value-type="float">
            <text:p>450,862881932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5.468217022717" calcext:value-type="float">
            <text:p>485,4682170227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1.050507873297" calcext:value-type="float">
            <text:p>531,050507873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.720870673656" calcext:value-type="float">
            <text:p>722,7208706736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4.927160286959" calcext:value-type="float">
            <text:p>784,927160286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5.713651502092" calcext:value-type="float">
            <text:p>795,7136515020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8.478454526514" calcext:value-type="float">
            <text:p>928,478454526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8.37189089507" calcext:value-type="float">
            <text:p>1078,371890895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7.2349530831" calcext:value-type="float">
            <text:p>1277,23495308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3.95828142762" calcext:value-type="float">
            <text:p>1293,95828142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3.59234731644" calcext:value-type="float">
            <text:p>1373,592347316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28.96618243307" calcext:value-type="float">
            <text:p>1528,966182433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39.36333836943" calcext:value-type="float">
            <text:p>1639,363338369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37.52126918306" calcext:value-type="float">
            <text:p>1737,521269183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8.17708442919" calcext:value-type="float">
            <text:p>1788,177084429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8.52573719347" calcext:value-type="float">
            <text:p>1798,525737193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82.60121386498" calcext:value-type="float">
            <text:p>1882,601213864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52.25024162792" calcext:value-type="float">
            <text:p>1952,25024162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8.9914175868" calcext:value-type="float">
            <text:p>2088,99141758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64.81134392321" calcext:value-type="float">
            <text:p>2764,811343923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94.35260229744" calcext:value-type="float">
            <text:p>2994,352602297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98.8908994163" calcext:value-type="float">
            <text:p>3198,89089941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53.52709267288" calcext:value-type="float">
            <text:p>3353,527092672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30.8433631435" calcext:value-type="float">
            <text:p>3530,84336314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28.45316749066" calcext:value-type="float">
            <text:p>3628,453167490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78.42993475497" calcext:value-type="float">
            <text:p>3678,42993475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7.44805931389" calcext:value-type="float">
            <text:p>4077,448059313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68.36454955542" calcext:value-type="float">
            <text:p>4168,36454955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87.98666365671" calcext:value-type="float">
            <text:p>4587,986663656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90.73411389194" calcext:value-type="float">
            <text:p>4590,73411389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66.0033762052" calcext:value-type="float">
            <text:p>4666,00337620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84.94305466914" calcext:value-type="float">
            <text:p>4684,943054669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2.0831478914" calcext:value-type="float">
            <text:p>4812,08314789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75.92104790413" calcext:value-type="float">
            <text:p>4875,921047904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29.29400840404" calcext:value-type="float">
            <text:p>4929,29400840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96.88368926064" calcext:value-type="float">
            <text:p>5096,883689260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36.73759704137" calcext:value-type="float">
            <text:p>5136,737597041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64.47319756535" calcext:value-type="float">
            <text:p>5164,473197565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49.05771044728" calcext:value-type="float">
            <text:p>5249,057710447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74.03529708886" calcext:value-type="float">
            <text:p>5574,035297088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66.15608143605" calcext:value-type="float">
            <text:p>5666,156081436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42.73449521965" calcext:value-type="float">
            <text:p>6142,734495219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35.09563607776" calcext:value-type="float">
            <text:p>6435,09563607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97.12355469966" calcext:value-type="float">
            <text:p>6497,12355469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03.12738073671" calcext:value-type="float">
            <text:p>6603,127380736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41.36338365877" calcext:value-type="float">
            <text:p>6841,363383658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70.07735533321" calcext:value-type="float">
            <text:p>6870,07735533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62.48246721384" calcext:value-type="float">
            <text:p>7462,482467213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45.90855506861" calcext:value-type="float">
            <text:p>7745,908555068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06.65075486207" calcext:value-type="float">
            <text:p>7906,650754862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79.62592651749" calcext:value-type="float">
            <text:p>8079,625926517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01.25423372245" calcext:value-type="float">
            <text:p>8501,254233722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09.4064788084" calcext:value-type="float">
            <text:p>8509,40647880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32.26597518182" calcext:value-type="float">
            <text:p>8732,26597518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78.21258192859" calcext:value-type="float">
            <text:p>8778,212581928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36.13905972315" calcext:value-type="float">
            <text:p>9136,139059723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50.69733202499" calcext:value-type="float">
            <text:p>9250,697332024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31.2875081054" calcext:value-type="float">
            <text:p>10831,28750810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64.7260909836" calcext:value-type="float">
            <text:p>11164,72609098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476.0024613119" calcext:value-type="float">
            <text:p>12476,0024613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81.3558378906" calcext:value-type="float">
            <text:p>12881,35583789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424.8290109725" calcext:value-type="float">
            <text:p>13424,82901097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532.2395215979" calcext:value-type="float">
            <text:p>13532,23952159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67.2399737052" calcext:value-type="float">
            <text:p>15067,23997370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514.3554963359" calcext:value-type="float">
            <text:p>16514,35549633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946.9020738325" calcext:value-type="float">
            <text:p>16946,90207383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149.6627320967" calcext:value-type="float">
            <text:p>18149,66273209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714.5390202723" calcext:value-type="float">
            <text:p>19714,5390202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753.2160226655" calcext:value-type="float">
            <text:p>22753,21602266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296.3959098043" calcext:value-type="float">
            <text:p>27296,3959098043</text:p>
          </table:table-cell>
        </table:table-row>
        <table:table-row table:style-name="ro1">
          <table:table-cell/>
          <table:table-cell office:value-type="string" calcext:value-type="string">
            <text:p>Heures</text:p>
          </table:table-cell>
        </table:table-row>
      </table:table>
      <table:named-expressions/>
      <table:database-ranges>
        <table:database-range table:name="__Anonymous_Sheet_DB__0" table:target-range-address="FailureTimes_5.A1:FailureTimes_5.B8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7:24:49.228760169</dc:date>
    <meta:editing-duration>PT2S</meta:editing-duration>
    <meta:editing-cycles>1</meta:editing-cycles>
    <meta:document-statistic meta:table-count="1" meta:cell-count="161" meta:object-count="1"/>
    <meta:generator>LibreOffice/6.0.7.3.0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FailureTimes_5.B2:FailureTimes_5.B8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